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4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nu da aplicação:</text:p>
      <text:p text:style-name="P1"/>
      <text:p text:style-name="P1">Usuario</text:p>
      <text:p text:style-name="P1"><text:tab/>Cadastrar usuario</text:p>
      <text:p text:style-name="P1"><text:tab/>Editar usuario</text:p>
      <text:p text:style-name="P1"><text:tab/>Fazer Inscrição na Conferência</text:p>
      <text:p text:style-name="P1"/>
      <text:p text:style-name="P1">Administrador</text:p>
      <text:p text:style-name="P1"><text:tab/>Cadastrar Conferencia</text:p>
      <text:p text:style-name="P1"><text:tab/><text:tab/>Cadastrar Sessão da Conferência</text:p>
      <text:p text:style-name="P1"><text:tab/><text:tab/>Cadastrar Eventos/Produtos</text:p>
      <text:p text:style-name="P1"><text:tab/><text:tab/>Cadastrar Programa Comite</text:p>
      <text:p text:style-name="P1"><text:tab/><text:tab/>Cadastrar Membros Programa Comite</text:p>
      <text:p text:style-name="P1"><text:tab/><text:tab/></text:p>
      <text:p text:style-name="P1"><text:tab/>Cadastrar Tipo de Fase</text:p>
      <text:p text:style-name="P1"><text:tab/>Cadastrar Tipo de Submissão</text:p>
      <text:p text:style-name="P1"><text:tab/>Cadastrar Tópicos</text:p>
      <text:p text:style-name="P1"><text:tab/>Cadastrar Grupos de Participantes</text:p>
      <text:p text:style-name="P1"><text:tab/>Cadastrar Intervalo de Descontos</text:p>
      <text:p text:style-name="P1"><text:tab/>Cadastrar Categoria de Preço de Evento/Produto</text:p>
      <text:p text:style-name="P1"><text:soft-page-break/><text:tab/>Cadastrar Tipo de Evento/Produto</text:p>
      <text:p text:style-name="P1"><text:tab/></text:p>
      <text:p text:style-name="P1"><text:tab/>Pesquisar Usuário/Participante</text:p>
      <text:p text:style-name="P1"><text:tab/>Cadastrar/Editar usuario/Participante</text:p>
      <text:p text:style-name="P1"><text:tab/>Fazer Inscrição na Conferência</text:p>
      <text:p text:style-name="P1"><text:tab/>Imprimir Faturas</text:p>
      <text:p text:style-name="P1"><text:tab/>Registrar Pagamentos</text:p>
      <text:p text:style-name="P1"><text:tab/></text:p>
      <text:p text:style-name="P1"><text:tab/>Enviar email p usuários</text:p>
      <text:p text:style-name="P1"><text:tab/>Enviar email p Autores - Coautores</text:p>
      <text:p text:style-name="P1"/>
      <text:p text:style-name="P1">Coordenador</text:p>
      <text:p text:style-name="P1"><text:tab/>Consultar Submissões</text:p>
      <text:p text:style-name="P1"><text:tab/><text:tab/>Visualizar Submissão</text:p>
      <text:p text:style-name="P1"><text:tab/><text:tab/><text:tab/>Visualizar Revisões da Submissão</text:p>
      <text:p text:style-name="P1"><text:tab/><text:tab/><text:tab/>Atribuir revisor</text:p>
      <text:p text:style-name="P1"><text:tab/><text:tab/><text:tab/>Definir Sessão da Conferência</text:p>
      <text:p text:style-name="P1"><text:tab/>Consultar Revisões</text:p>
      <text:p text:style-name="P1"><text:tab/>Enviar email p usuários</text:p>
      <text:p text:style-name="P1"><text:tab/>Enviar email p Autores - Coautores</text:p>
      <text:p text:style-name="P1"/>
      <text:p text:style-name="P1"><text:soft-page-break/></text:p>
      <text:p text:style-name="P1">Presidente</text:p>
      <text:p text:style-name="P3">Visualizar estatistica por Tópico</text:p>
      <text:p text:style-name="P4">Visualizar Estatística por Tipo de Submissão</text:p>
      <text:p text:style-name="P1"><text:tab/>Consultar Submissões</text:p>
      <text:p text:style-name="P1"><text:tab/>Visualizar Submissão</text:p>
      <text:p text:style-name="P1"><text:tab/><text:tab/>Atribuir revisor</text:p>
      <text:p text:style-name="P1"><text:tab/><text:tab/>Atribuir Meta-revisor</text:p>
      <text:p text:style-name="P1"><text:tab/><text:tab/>Visualizar Revisões da Submissão</text:p>
      <text:p text:style-name="P1"><text:tab/><text:tab/>Atribuir revisor</text:p>
      <text:p text:style-name="P1"><text:tab/><text:tab/>Definir Sessão da Conferência</text:p>
      <text:p text:style-name="P1"><text:tab/><text:tab/>Visualizar arquivos da submissão</text:p>
      <text:p text:style-name="P1"><text:tab/>Consultar Revisões</text:p>
      <text:p text:style-name="P1"><text:tab/><text:tab/>Visualizar Revisão</text:p>
      <text:p text:style-name="P1"><text:tab/><text:tab/>Editar Revisão</text:p>
      <text:p text:style-name="P4">Consultar autores</text:p>
      <text:p text:style-name="P4"><text:tab/>Visualizar Autor</text:p>
      <text:p text:style-name="P4"><text:tab/>Editar autor</text:p>
      <text:p text:style-name="P1"><text:tab/>Enviar email p usuários</text:p>
      <text:p text:style-name="P1"><text:tab/>Enviar email p Autores - Coautores</text:p>
      <text:p text:style-name="P4">Consultar Forum</text:p>
      <text:p text:style-name="P5"><text:soft-page-break/>Enviar mensagem para forum</text:p>
      <text:p text:style-name="P5">Enviar avalização</text:p>
      <text:p text:style-name="P6"><text:tab/>Consultar Membros do Programa</text:p>
      <text:p text:style-name="P6"><text:tab/><text:tab/>Filtrar Membros</text:p>
      <text:p text:style-name="P6"><text:tab/><text:tab/>Consultar revisões do membro</text:p>
      <text:p text:style-name="P6"><text:tab/><text:tab/>Editar revisão</text:p>
      <text:p text:style-name="P6"><text:tab/></text:p>
      <text:p text:style-name="P6"/>
      <text:p text:style-name="P6">Revisor</text:p>
      <text:p text:style-name="P6"><text:tab/>Registrar tópicos de interesse</text:p>
      <text:p text:style-name="P3">Consultar submissões</text:p>
      <text:p text:style-name="P6"><text:tab/>Selecionar submissão para revisão</text:p>
      <text:p text:style-name="P6"/>
      <text:p text:style-name="P6">Meta-Revisor</text:p>
      <text:p text:style-name="P6"><text:tab/>Registrar tópicos de interesse</text:p>
      <text:p text:style-name="P3">Consultar submissões</text:p>
      <text:p text:style-name="P1"><text:tab/><text:tab/>Consultar revisões da submissão</text:p>
      <text:p text:style-name="P1"><text:tab/>Selecionar submissão para revisão</text:p>
      <text:p text:style-name="P6"/>
      <text:p text:style-name="P6">Membro do Comite de Programa</text:p>
      <text:p text:style-name="P6"><text:tab/>Consultar Submissão</text:p>
      <text:p text:style-name="P5"><text:soft-page-break/>Consultar Forum da submissão</text:p>
      <text:p text:style-name="P4"><text:tab/>Enviar Mensagem ao forum</text:p>
      <text:p text:style-name="P4"><text:tab/>Enviar avaliação da submissão</text:p>
      <text:p text:style-name="P6">Usuário</text:p>
      <text:p text:style-name="P4">Realizar o cadastro</text:p>
      <text:p text:style-name="P4">Alterar dados de cadastro</text:p>
      <text:p text:style-name="P4">Fazer inscrição em Conferência</text:p>
      <text:p text:style-name="P6"/>
      <text:p text:style-name="P6">Participante</text:p>
      <text:p text:style-name="P4">Solicitar confirmação de inscrição</text:p>
      <text:p text:style-name="P4">Editar dados do perfil</text:p>
      <text:p text:style-name="P4">Consultar sessões da conferência</text:p>
      <text:p text:style-name="P4">Submeter trabalho</text:p>
      <text:p text:style-name="P4"/>
      <text:p text:style-name="P6">Autor de Trabalho / Co-autor</text:p>
      <text:p text:style-name="P6"><text:tab/>Consultar submissão enviada</text:p>
      <text:p text:style-name="P6"><text:tab/><text:tab/>Editar submissao</text:p>
      <text:p text:style-name="P6"><text:tab/><text:tab/>Anexar arquivos</text:p>
      <text:p text:style-name="P6"><text:tab/><text:tab/>Indicar Co-autor</text:p>
      <text:p text:style-name="P6"><text:tab/><text:tab/>Convidar apresentador</text:p>
      <text:p text:style-name="P6"/>
      <text:p text:style-name="P6"><text:soft-page-break/></text:p>
      <text:p text:style-name="P6"><text:tab/></text:p>
      <text:p text:style-name="P5"><text:tab/></text:p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96" meta:word-count="268" meta:character-count="2168" meta:non-whitespace-character-count="1892"/>
    <meta:generator>LibreOfficeDev/5.1.0.3$Linux_X86_64 LibreOffice_project/</meta:generator>
  </office:meta>
</office:document-meta>
</file>